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ódulo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12:51:32.753884486</meta:creation-date>
    <dc:date>2021-10-27T12:56:21.315624272</dc:date>
    <meta:editing-duration>PT4M53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7.2.2.2$Linux_X86_64 LibreOffice_project/02b2acce88a210515b4a5bb2e46cbfb63fe97d56</meta:generator>
  </office:meta>
</office:document-meta>
</file>